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41"/>
  </office:automatic-styles>
  <office:body>
    <office:spreadsheet>
      <table:table table:name="Foglio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VALUES</text:p>
          </table:table-cell>
          <table:table-cell office:value-type="string" calcext:value-type="string">
            <text:p>NORMALIZED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8.1" calcext:value-type="float">
            <text:p>238,1</text:p>
          </table:table-cell>
          <table:table-cell table:formula="of:=([.B2]-[.E3])/[.E4]" office:value-type="float" office:value="0.00518806744487697" calcext:value-type="float">
            <text:p>0,0051880674</text:p>
          </table:table-cell>
          <table:table-cell office:value-type="string" calcext:value-type="string">
            <text:p>MAX</text:p>
          </table:table-cell>
          <table:table-cell table:formula="of:=MAX([.B2:.B9])" office:value-type="float" office:value="261.11" calcext:value-type="float">
            <text:p>261,11</text:p>
          </table:table-cell>
          <table:table-cell table:style-name="ce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7.98" calcext:value-type="float">
            <text:p>237,98</text:p>
          </table:table-cell>
          <table:table-cell table:formula="of:=([.B3]-[.E3])/[.E4]" office:value-type="float" office:value="0" calcext:value-type="float">
            <text:p>0</text:p>
          </table:table-cell>
          <table:table-cell office:value-type="string" calcext:value-type="string">
            <text:p>MIN</text:p>
          </table:table-cell>
          <table:table-cell table:formula="of:=MIN([.B2:.B9])" office:value-type="float" office:value="237.98" calcext:value-type="float">
            <text:p>237,9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7.04" calcext:value-type="float">
            <text:p>257,04</text:p>
          </table:table-cell>
          <table:table-cell table:formula="of:=([.B4]-[.E3])/[.E4]" office:value-type="float" office:value="0.82403804582793" calcext:value-type="float">
            <text:p>0,8240380458</text:p>
          </table:table-cell>
          <table:table-cell office:value-type="string" calcext:value-type="string">
            <text:p>MAX-MIN</text:p>
          </table:table-cell>
          <table:table-cell table:formula="of:=[.E2]-[.E3]" office:value-type="float" office:value="23.13" calcext:value-type="float">
            <text:p>23,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0.34" calcext:value-type="float">
            <text:p>260,34</text:p>
          </table:table-cell>
          <table:table-cell table:formula="of:=([.B5]-[.E3])/[.E4]" office:value-type="float" office:value="0.966709900562039" calcext:value-type="float">
            <text:p>0,966709900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1.11" calcext:value-type="float">
            <text:p>261,11</text:p>
          </table:table-cell>
          <table:table-cell table:formula="of:=([.B6]-[.E3])/[.E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8.45" calcext:value-type="float">
            <text:p>248,45</text:p>
          </table:table-cell>
          <table:table-cell table:formula="of:=([.B7]-[.E3])/[.E4]" office:value-type="float" office:value="0.452658884565499" calcext:value-type="float">
            <text:p>0,452658884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9.84" calcext:value-type="float">
            <text:p>249,84</text:p>
          </table:table-cell>
          <table:table-cell table:formula="of:=([.B8]-[.E3])/[.E4]" office:value-type="float" office:value="0.512753999135322" calcext:value-type="float">
            <text:p>0,512753999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7.62" calcext:value-type="float">
            <text:p>247,62</text:p>
          </table:table-cell>
          <table:table-cell table:formula="of:=([.B9]-[.E3])/[.E4]" office:value-type="float" office:value="0.416774751405102" calcext:value-type="float">
            <text:p>0,416774751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2:35:00.346583140</meta:creation-date>
    <dc:date>2016-01-13T12:44:35.027554911</dc:date>
    <meta:editing-duration>P0D</meta:editing-duration>
    <meta:editing-cycles>1</meta:editing-cycles>
    <meta:document-statistic meta:table-count="1" meta:cell-count="32" meta:object-count="0"/>
    <meta:generator>LibreOffice/4.2.8.2$Linux_X86_64 LibreOffice_project/420m0$Build-2</meta:generator>
  </office:meta>
</office:document-meta>
</file>